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235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D" style:family="table-column">
      <style:table-column-properties style:column-width="1.485cm"/>
    </style:style>
    <style:style style:name="Table1.A1" style:family="table-cell">
      <style:table-cell-properties fo:padding="0.097cm" fo:border="none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3">
      <style:text-properties fo:font-weight="bold" style:font-weight-asian="bold" style:font-weight-complex="bold"/>
    </style:style>
    <style:style style:name="P5" style:family="paragraph" style:parent-style-name="Standard" style:master-page-name="First_20_Page">
      <style:paragraph-properties fo:text-align="start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P2">Le, <text:date style:data-style-name="N37" text:date-value="2018-07-10T21:41:43.506364650">10/07/18</text:date></text:p>
      <text:h text:style-name="P4" text:outline-level="3">BORDEREAUX DE REMISE DE CHÈQUES : </text:h>
      <text:p text:style-name="Text_20_body"><text:span text:style-name="T1">Nombre de chèques: </text:span><text:span text:style-name="T2"><text:text-input text:description="&lt;count(objects)&gt;">&lt;count(objects)&gt;</text:text-input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">Nom du tireur</text:p>
          </table:table-cell>
          <table:table-cell table:style-name="Table1.A1" office:value-type="string">
            <text:p text:style-name="Table_20_Contents">Établissement payeur</text:p>
          </table:table-cell>
          <table:table-cell table:style-name="Table1.A1" office:value-type="string">
            <text:p text:style-name="P1">Montan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<text:text-input text:description="&lt;for each=&quot;o in objects&quot;&gt;">&lt;for each="o in objects"&gt;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<text:text-input text:description="&lt;o.check_owner&gt;">&lt;o.check_owner&gt;</text:text-input></text:p>
          </table:table-cell>
          <table:table-cell table:style-name="Table1.A1" office:value-type="string">
            <text:p text:style-name="Table_20_Contents"><text:text-input text:description="&lt;o.reference&gt;">&lt;o.reference&gt;</text:text-input></text:p>
          </table:table-cell>
          <table:table-cell table:style-name="Table1.A1" office:value-type="string">
            <text:p text:style-name="P1"><text:text-input text:description="&lt;formatLang(o.amount,digits=0)&gt;">&lt;formatLang(o.amount,digits=0)&gt;</text:text-input></text:p>
          </table:table-cell>
          <table:table-cell table:style-name="Table1.A1" office:value-type="string">
            <text:p text:style-name="P1">XPF</text:p>
          </table:table-cell>
        </table:table-row>
        <table:table-row>
          <table:table-cell table:style-name="Table1.A1" office:value-type="string">
            <text:p text:style-name="Table_20_Contents"><text:text-input text:description="&lt;/for&gt;">endfor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span text:style-name="T1">Total</text:span> :</text:p>
          </table:table-cell>
          <table:table-cell table:style-name="Table1.A1" office:value-type="string">
            <text:p text:style-name="P1"><text:text-input text:description="&lt;formatLang(total_chq(),digits=0)&gt;">&lt;formatLang(total_chq(),digits=0)&gt;</text:text-input></text:p>
          </table:table-cell>
          <table:table-cell table:style-name="Table1.A1" office:value-type="string">
            <text:p text:style-name="P1">XP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1-22T16:35:02</meta:creation-date>
    <dc:date>2018-07-10T21:41:43.409746441</dc:date>
    <meta:editing-duration>PT1H34M12S</meta:editing-duration>
    <meta:editing-cycles>50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16" meta:word-count="50" meta:character-count="305" meta:non-whitespace-character-count="286"/>
  </office:meta>
</office:document-meta>
</file>